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080000000889DAE7A4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Itálico Negrito" style:font-family-generic="roman" style:font-pitch="variable"/>
    <style:font-face style:name="Liberation Serif3" svg:font-family="'Liberation Serif'" style:font-adornments="Negrito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50%" fo:text-align="justify" style:justify-single-word="false"/>
    </style:style>
    <style:style style:name="P2" style:family="paragraph" style:parent-style-name="Heading_20_2">
      <style:paragraph-properties fo:margin-top="0cm" fo:margin-bottom="0cm" style:contextual-spacing="false" fo:line-height="150%" fo:text-align="justify" style:justify-single-word="false"/>
    </style:style>
    <style:style style:name="P3" style:family="paragraph" style:parent-style-name="Heading_20_3">
      <style:paragraph-properties fo:margin-top="0cm" fo:margin-bottom="0cm" style:contextual-spacing="false" fo:line-height="150%" fo:text-align="justify" style:justify-single-word="false"/>
    </style:style>
    <style:style style:name="P4" style:family="paragraph" style:parent-style-name="Preformatted_20_Text">
      <style:paragraph-properties fo:margin-top="0cm" fo:margin-bottom="0cm" style:contextual-spacing="false" fo:line-height="150%" fo:text-align="justify" style:justify-single-word="false"/>
    </style:style>
    <style:style style:name="P5" style:family="paragraph" style:parent-style-name="Text_20_body" style:master-page-name="">
      <loext:graphic-properties draw:fill="none"/>
      <style:paragraph-properties fo:margin-left="4.001cm" fo:margin-right="0cm" fo:margin-top="0cm" fo:margin-bottom="0cm" style:contextual-spacing="false" fo:line-height="100%" fo:text-align="justify" style:justify-single-word="false" fo:text-indent="0cm" style:auto-text-indent="false" style:page-number="auto" fo:background-color="transparent"/>
      <style:text-properties officeooo:paragraph-rsid="00505378"/>
    </style:style>
    <style:style style:name="P6" style:family="paragraph" style:parent-style-name="Text_20_body">
      <loext:graphic-properties draw:fill="none"/>
      <style:paragraph-properties fo:margin-left="4.001cm" fo:margin-right="0cm" fo:margin-top="0cm" fo:margin-bottom="0cm" style:contextual-spacing="false" fo:line-height="100%" fo:text-align="justify" style:justify-single-word="false" fo:text-indent="0cm" style:auto-text-indent="false" fo:background-color="transparent"/>
      <style:text-properties fo:font-size="10.5pt" officeooo:paragraph-rsid="00505378" style:font-size-asian="10.5pt" style:font-size-complex="10.5pt"/>
    </style:style>
    <style:style style:name="P7" style:family="paragraph" style:parent-style-name="Text_20_body" style:list-style-name="L1">
      <style:paragraph-properties fo:margin-top="0cm" fo:margin-bottom="0cm" style:contextual-spacing="false" fo:line-height="150%" fo:text-align="justify" style:justify-single-word="false"/>
    </style:style>
    <style:style style:name="P8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ize="10.5pt" fo:font-weight="bold" style:font-size-asian="10.5pt" style:font-size-complex="10.5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.5pt" fo:font-style="italic" style:font-size-asian="10.5pt" style:font-style-asian="italic" style:font-size-complex="10.5pt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pagação de Eventos em JavaScript com <text:span text:style-name="Source_20_Text">stopPropagation</text:span></text:p>
      <text:p text:style-name="P1"><text:span text:style-name="Source_20_Text"/></text:p>
      <text:p text:style-name="P1"><text:span text:style-name="Source_20_Text"/></text:p>
      <text:h text:style-name="Heading_20_1" text:outline-level="1">O Que é a Propagação de Eventos e Por Que Controlá-la?</text:h>
      <text:p text:style-name="Text_20_body"/>
      <text:p text:style-name="P1"><text:tab/>No ecossistema do DOM (<text:span text:style-name="T1">Document Object Model</text:span>) em JavaScript, a propagação de eventos, mais conhecida como <text:span text:style-name="T2">event bubbling</text:span> (ou "borbulhamento"), é um comportamento fundamental e, por vezes, desafiador. Por padrão, quando um evento é acionado em um elemento aninhado, ele não termina ali; ele "borbulha" para cima na hierarquia de elementos, acionando sequencialmente os <text:span text:style-name="T3">event listeners</text:span> de cada um de seus elementos pais. Esse fluxo, embora poderoso, pode levar a comportamentos não intencionais, onde múltiplos <text:span text:style-name="T3">handlers</text:span> são executados por um único clique. Controlar esse fluxo é uma habilidade estratégica essencial para criar interfaces de usuário previsíveis, robustas e livres de conflitos.</text:p>
      <text:p text:style-name="P1"><text:tab/>A principal ferramenta para gerenciar esse desafio é o método <text:span text:style-name="Source_20_Text">event.stopPropagation()</text:span>. Este guia prático demonstrará como a propagação de eventos funciona e como utilizar <text:span text:style-name="Source_20_Text">stopPropagation()</text:span> para obter controle total sobre a interatividade dos seus componentes. Então, vamos ver o problema na prática para entender por que essa ferramenta é tão importante.</text:p>
      <text:p text:style-name="P1"/>
      <text:h text:style-name="P2" text:outline-level="2">O Problema na Prática: O Efeito "Bolha"</text:h>
      <text:p text:style-name="P1"/>
      <text:p text:style-name="P1"><text:tab/>Para entender como resolver a propagação indesejada, primeiro precisamos vê-la acontecer. A melhor metáfora para o <text:span text:style-name="T3">event bubbling</text:span> é a de uma "bolha". Quando você aciona um evento em um elemento filho, é como se uma bolha fosse criada e começasse a subir, passando por todos os elementos pais que a contêm até chegar ao topo do DOM. Se algum desses elementos pais tiver um <text:span text:style-name="T3">listener</text:span> para aquele mesmo tipo de evento, ele será acionado. Entender este comportamento é o primeiro passo para poder controlá-lo.</text:p>
      <text:p text:style-name="P1"/>
      <text:h text:style-name="P3" text:outline-level="3">Cenário de Exemplo</text:h>
      <text:p text:style-name="P1"/>
      <text:p text:style-name="P1"><text:tab/>Para nossa demonstração, vamos usar a mesma estrutura HTML e CSS das aulas anteriores: uma <text:span text:style-name="Source_20_Text">div</text:span> contêiner principal com o ID <text:span text:style-name="Source_20_Text">caixa1</text:span>, que por sua vez envolve várias <text:span text:style-name="Source_20_Text">div</text:span>s filhas, cada uma com a classe <text:span text:style-name="Source_20_Text">.curso</text:span> (como <text:span text:style-name="Source_20_Text">C1</text:span>, <text:span text:style-name="Source_20_Text">C2</text:span>, etc.).</text:p>
      <text:p text:style-name="P1"/>
      <text:h text:style-name="P3" text:outline-level="3"><text:soft-page-break/>Adicionando um Evento ao Contêiner Pai</text:h>
      <text:p text:style-name="P1"/>
      <text:p text:style-name="P1"><text:tab/>Para vermos o problema em ação, vamos começar com um passo simples: adicionar um <text:span text:style-name="Source_20_Text">event listener</text:span> de clique apenas à <text:span text:style-name="Source_20_Text">div</text:span> pai, <text:span text:style-name="Source_20_Text">caixa1</text:span>. O objetivo é registrar uma mensagem no console sempre que este contêiner for clicado.</text:p>
      <text:p text:style-name="P1"/>
      <text:p text:style-name="P4"><text:span text:style-name="Source_20_Text">const caixa1 = document.querySelector("#caixa1");</text:span></text:p>
      <text:p text:style-name="P4"/>
      <text:p text:style-name="P4"><text:span text:style-name="Source_20_Text">caixa1.addEventListener("click", () =&gt; {</text:span></text:p>
      <text:p text:style-name="P4"><text:span text:style-name="Source_20_Text"><text:s text:c="4"/>console.log("clicou");</text:span></text:p>
      <text:p text:style-name="P4"><text:span text:style-name="Source_20_Text">});</text:span></text:p>
      <text:p text:style-name="P1"/>
      <text:p text:style-name="P1"><text:tab/>Analisando o código, a intenção é clara: qualquer clique direto na área de <text:span text:style-name="Source_20_Text">caixa1</text:span> deve resultar na mensagem "clicou" sendo exibida no console.</text:p>
      <text:p text:style-name="P1"/>
      <text:h text:style-name="P3" text:outline-level="3">Demonstrando a Propagação Indesejada</text:h>
      <text:p text:style-name="P1"/>
      <text:p text:style-name="P1"><text:tab/>Ao testar, o comportamento inicial parece correto: clicar diretamente na área de fundo da <text:span text:style-name="Source_20_Text">div</text:span> <text:span text:style-name="Source_20_Text">caixa1</text:span> exibe "clicou" no console. No entanto, o comportamento inesperado ocorre a seguir: ao clicar em <text:span text:style-name="T2">qualquer uma das </text:span><text:span text:style-name="Source_20_Text"><text:span text:style-name="T2">div</text:span></text:span><text:span text:style-name="T2">s filhas</text:span> dentro de <text:span text:style-name="Source_20_Text">caixa1</text:span>, a mensagem "clicou" <text:span text:style-name="T2">também</text:span> aparece no console.</text:p>
      <text:p text:style-name="P1"><text:tab/>Isso acontece porque o <text:span text:style-name="T2">único evento</text:span> de clique gerado no filho não termina ali. Ele se propaga (ou "borbulha") para o elemento pai, que então executa seu próprio <text:span text:style-name="T1">listener</text:span> como se o clique tivesse ocorrido diretamente nele. A "bolha" do evento de clique no filho subiu e "estourou" no <text:span text:style-name="T1">listener</text:span> do pai. Essa propagação automática é a raiz do problema. Precisamos de uma forma de interromper esse fluxo quando não for desejado.</text:p>
      <text:p text:style-name="P1"/>
      <text:h text:style-name="P2" text:outline-level="2">A Solução: Interrompendo a Bolha com <text:span text:style-name="Source_20_Text">event.stopPropagation()</text:span></text:h>
      <text:p text:style-name="P1"><text:span text:style-name="Source_20_Text"/></text:p>
      <text:p text:style-name="P1"><text:tab/>O método <text:span text:style-name="Source_20_Text">event.stopPropagation()</text:span> é a solução precisa para o problema da propagação. É uma solução cirúrgica porque nos permite intervir no ponto exato da hierarquia do DOM, parando o fluxo do evento sem afetar outros <text:span text:style-name="T1">listeners</text:span> no mesmo elemento ou em seus filhos. Para usá-lo, primeiro precisamos entender o objeto que nos dá acesso a ele.</text:p>
      <text:p text:style-name="P1"/>
      <text:h text:style-name="P3" text:outline-level="3"><text:soft-page-break/>Entendendo o Objeto <text:span text:style-name="Source_20_Text">Event</text:span></text:h>
      <text:p text:style-name="P1"><text:span text:style-name="Source_20_Text"/></text:p>
      <text:p text:style-name="P1"><text:tab/>Quando um evento é disparado, a função de <text:span text:style-name="T1">callback </text:span>fornecida ao <text:span text:style-name="Source_20_Text">addEventListener</text:span> recebe automaticamente um objeto como seu primeiro argumento. Este objeto, comumente nomeado como <text:span text:style-name="Source_20_Text">evt</text:span> ou <text:span text:style-name="Source_20_Text">event</text:span> por convenção, é uma mina de ouro de informações sobre o evento que acabou de ocorrer. Dentro deste objeto, propriedades como <text:span text:style-name="Source_20_Text">evt.target</text:span> são extremamente úteis, pois nos dizem exatamente qual elemento filho originou o evento, mesmo que o <text:span text:style-name="T1">listener</text:span> esteja no pai. Podemos inspecionar este objeto facilmente com o seguinte código:</text:p>
      <text:p text:style-name="P1"/>
      <text:p text:style-name="P4"><text:span text:style-name="Source_20_Text">caixa1.addEventListener("click", (evt) =&gt; {</text:span></text:p>
      <text:p text:style-name="P4"><text:span text:style-name="Source_20_Text"><text:s text:c="4"/>console.log(evt);</text:span></text:p>
      <text:p text:style-name="P4"><text:span text:style-name="Source_20_Text">});</text:span></text:p>
      <text:p text:style-name="P1"/>
      <text:p text:style-name="P1"><text:tab/>Ao clicar em <text:span text:style-name="Source_20_Text">caixa1</text:span>, o console exibirá um objeto <text:span text:style-name="Source_20_Text">PointerEvent</text:span> com dezenas de propriedades. O método <text:span text:style-name="Source_20_Text">stopPropagation()</text:span>, que é o nosso foco, é parte integrante deste objeto de evento.</text:p>
      <text:p text:style-name="P1"/>
      <text:h text:style-name="P3" text:outline-level="3">Implementando a Solução em um Único Elemento</text:h>
      <text:p text:style-name="P1"/>
      <text:p text:style-name="P1"><text:tab/>Agora, vamos aplicar a solução. Adicionaremos um novo <text:span text:style-name="Source_20_Text">event listener</text:span> a um elemento filho específico (<text:span text:style-name="Source_20_Text">c1</text:span>) com o único propósito de parar a propagação antes que ela atinja o pai.</text:p>
      <text:p text:style-name="P1"/>
      <text:p text:style-name="P4"><text:span text:style-name="Source_20_Text">const c1 = document.querySelector("#c1");</text:span></text:p>
      <text:p text:style-name="P4"/>
      <text:p text:style-name="P4"><text:span text:style-name="Source_20_Text">c1.addEventListener("click", (evt) =&gt; {</text:span></text:p>
      <text:p text:style-name="P4"><text:span text:style-name="Source_20_Text"><text:s text:c="4"/>evt.stopPropagation();</text:span></text:p>
      <text:p text:style-name="P4"><text:span text:style-name="Source_20_Text">});</text:span></text:p>
      <text:p text:style-name="P1"/>
      <text:p text:style-name="P1"><text:tab/>Quando a <text:span text:style-name="Source_20_Text">div</text:span> <text:span text:style-name="Source_20_Text">c1</text:span> é clicada, seu <text:span text:style-name="Source_20_Text">event listener</text:span> é o primeiro a ser acionado na fase de borbulhamento. A chamada <text:span text:style-name="Source_20_Text">evt.stopPropagation()</text:span> dentro deste <text:span text:style-name="T1">listener</text:span> atua como uma barreira imediata. Ela instrui o navegador a encerrar a propagação do evento naquele exato ponto, impedindo que ele continue sua subida na hierarquia do DOM e alcance o <text:span text:style-name="T1">listener </text:span>da <text:span text:style-name="Source_20_Text">div</text:span> <text:span text:style-name="Source_20_Text">caixa1</text:span>.</text:p>
      <text:p text:style-name="P1"><text:tab/>O resultado é imediato: clicar em <text:span text:style-name="Source_20_Text">c1</text:span> agora não produz mais a mensagem "clicou" no console. No entanto, clicar nas outras <text:span text:style-name="Source_20_Text">div</text:span>s filhas ainda aciona o <text:span text:style-name="T3">listener</text:span> do pai, pois elas não têm a instrução para <text:soft-page-break/>parar a propagação. Isso nos leva à próxima questão: como escalar essa solução para todos os elementos de uma vez?</text:p>
      <text:p text:style-name="P1"/>
      <text:h text:style-name="P2" text:outline-level="2">Padrão Avançado: Aplicando <text:span text:style-name="Source_20_Text">stopPropagation</text:span> a Múltiplos Elementos</text:h>
      <text:p text:style-name="P1"/>
      <text:p text:style-name="P1"><text:tab/>Em aplicações reais, raramente aplicamos lógica a um único elemento. É muito mais comum precisar do mesmo comportamento em toda uma coleção de elementos. Aplicar soluções de forma eficiente e escalável é uma marca de um código robusto. Esta seção demonstra o padrão ideal para aplicar <text:span text:style-name="Source_20_Text">stopPropagation</text:span> a múltiplos elementos em JavaScript moderno.</text:p>
      <text:p text:style-name="P1"/>
      <text:h text:style-name="P3" text:outline-level="3">Selecionando uma Coleção de Elementos</text:h>
      <text:p text:style-name="P1"/>
      <text:p text:style-name="P1"><text:tab/>Primeiro, vamos selecionar todos os elementos alvo de uma só vez. Usando <text:span text:style-name="Source_20_Text">document.querySelectorAll</text:span>, podemos obter uma <text:span text:style-name="Source_20_Text">NodeList</text:span> de todos os elementos que compartilham a classe <text:span text:style-name="Source_20_Text">.curso</text:span>. Em seguida, usamos o operador <text:span text:style-name="T1">spread</text:span> (<text:span text:style-name="Source_20_Text">...</text:span>) para converter essa <text:span text:style-name="Source_20_Text">NodeList</text:span> em um <text:span text:style-name="T1">Array</text:span>, o que nos dá acesso a métodos de iteração poderosos.</text:p>
      <text:p text:style-name="P1"/>
      <text:p text:style-name="P4"><text:span text:style-name="Source_20_Text">const cursos = [...document.querySelectorAll(".curso")];</text:span></text:p>
      <text:h text:style-name="P3" text:outline-level="3" text:is-list-header="true"/>
      <text:h text:style-name="P3" text:outline-level="3">Adicionando o Listener em Massa</text:h>
      <text:p text:style-name="P1"/>
      <text:p text:style-name="P1"><text:tab/>Com um <text:span text:style-name="T1">array</text:span> de elementos em mãos, podemos iterar sobre ele e adicionar o nosso <text:span text:style-name="Source_20_Text">event listener</text:span> com <text:span text:style-name="Source_20_Text">stopPropagation</text:span> a cada um dos elementos de forma concisa.</text:p>
      <text:p text:style-name="P1"/>
      <text:p text:style-name="P4"><text:span text:style-name="Source_20_Text">cursos.map((el) =&gt; {</text:span></text:p>
      <text:p text:style-name="P4"><text:span text:style-name="Source_20_Text"><text:s text:c="4"/>el.addEventListener("click", (evt) =&gt; {</text:span></text:p>
      <text:p text:style-name="P4"><text:span text:style-name="Source_20_Text"><text:s text:c="8"/>evt.stopPropagation();</text:span></text:p>
      <text:p text:style-name="P4"><text:span text:style-name="Source_20_Text"><text:s text:c="4"/>})</text:span></text:p>
      <text:p text:style-name="P4"><text:span text:style-name="Source_20_Text">});</text:span></text:p>
      <text:p text:style-name="P1"/>
      <text:p text:style-name="P1"><text:tab/>Este código utiliza um método de iteração para percorrer cada elemento (<text:span text:style-name="Source_20_Text">el</text:span>) no<text:span text:style-name="T1"> array </text:span><text:span text:style-name="Source_20_Text">cursos</text:span>. Para cada um, ele adiciona um <text:span text:style-name="Source_20_Text">event listener</text:span> de clique. A função de <text:span text:style-name="T1">callback</text:span> para cada <text:span text:style-name="T3">listener</text:span> <text:soft-page-break/>executa a mesma lógica: chama <text:span text:style-name="Source_20_Text">evt.stopPropagation()</text:span>, garantindo que o clique em qualquer uma das <text:span text:style-name="Source_20_Text">div</text:span>s de curso interrompa a propagação do evento.</text:p>
      <text:p text:style-name="P1"/>
      <text:p text:style-name="P5"><text:span text:style-name="T4">Nota do instrutor:</text:span><text:span text:style-name="T5"> Embora </text:span><text:span text:style-name="Source_20_Text"><text:span text:style-name="T5">.map()</text:span></text:span><text:span text:style-name="T5"> funcione, o método </text:span><text:span text:style-name="Source_20_Text"><text:span text:style-name="T5">.forEach()</text:span></text:span><text:span text:style-name="T5"> é semanticamente mais correto aqui, pois nosso objetivo é executar uma ação (adicionar um</text:span><text:span text:style-name="T6"> listener</text:span><text:span text:style-name="T5">) em cada elemento, e não criar um novo </text:span><text:span text:style-name="T6">array</text:span><text:span text:style-name="T5"> a partir dos resultados. No entanto, ambos resolvem o problema de forma eficaz.</text:span></text:p>
      <text:p text:style-name="P6"/>
      <text:p text:style-name="P6"/>
      <text:h text:style-name="Heading_20_3" text:outline-level="3"><text:s/>Verificando o Resultado Final</text:h>
      <text:p text:style-name="P1"/>
      <text:p text:style-name="P1"><text:tab/>Com a implementação final, o comportamento da página agora está sob nosso controle total:</text:p>
      <text:list text:style-name="L1">
        <text:list-item>
          <text:p text:style-name="P7">Clicar diretamente na área do contêiner <text:span text:style-name="Source_20_Text">caixa1</text:span> (fora dos elementos filhos) ainda registra "clicou" no console, como esperado.</text:p>
        </text:list-item>
        <text:list-item>
          <text:p text:style-name="P7">Clicar em <text:span text:style-name="T2">qualquer uma</text:span> das <text:span text:style-name="Source_20_Text">div</text:span>s de curso (<text:span text:style-name="Source_20_Text">.curso</text:span>) não aciona mais o evento do contêiner pai. A propagação é interrompida no momento em que o clique é detectado no filho.</text:p>
        </text:list-item>
      </text:list>
      <text:p text:style-name="P1"><text:tab/>O problema da propagação indesejada foi completamente resolvido de forma limpa e eficiente para todos os elementos relevantes.</text:p>
      <text:p text:style-name="P1"/>
      <text:h text:style-name="Heading_20_1" text:outline-level="1">Conclusão e Resumo Estratégico</text:h>
      <text:p text:style-name="Text_20_body"/>
      <text:p text:style-name="P1"><text:tab/>O método <text:span text:style-name="Source_20_Text">event.stopPropagation()</text:span> é uma ferramenta essencial no arsenal de um desenvolvedor JavaScript. Ele oferece a precisão necessária para construir componentes interativos complexos, garantindo que as ações do usuário tenham os efeitos exatos pretendidos, sem acionar comportamentos indesejados em elementos pais. Dominar seu uso é um passo fundamental para a criação de interfaces de usuário mais limpas e previsíveis. Para revisar, aqui estão os aprendizados-chave deste guia:</text:p>
      <text:list text:style-name="L2">
        <text:list-item>
          <text:p text:style-name="P8"><text:span text:style-name="T2">Propagação de Eventos (Bubbling):</text:span> Por padrão, eventos em elementos DOM filhos "borbulham" para cima, acionando <text:span text:style-name="T3">listeners</text:span> em seus elementos pais.</text:p>
        </text:list-item>
        <text:list-item>
          <text:p text:style-name="P8"><text:span text:style-name="T2">O Objeto </text:span><text:span text:style-name="Source_20_Text"><text:span text:style-name="T2">Event</text:span></text:span><text:span text:style-name="T2">:</text:span> É o primeiro parâmetro passado para um callback de <text:span text:style-name="Source_20_Text">event listener</text:span>. Ele contém dados e métodos cruciais sobre o evento, como o <text:span text:style-name="Source_20_Text">stopPropagation()</text:span>.</text:p>
        </text:list-item>
        <text:list-item>
          <text:p text:style-name="P8"><text:span text:style-name="T2">O Método </text:span><text:span text:style-name="Source_20_Text"><text:span text:style-name="T2">stopPropagation()</text:span></text:span><text:span text:style-name="T2">:</text:span> Quando chamado dentro de um <text:span text:style-name="Source_20_Text">event listener</text:span>, impede que o evento continue a se propagar <text:span text:style-name="T2">para cima</text:span> na hierarquia do DOM, isolando o evento no elemento em que foi capturado.</text:p>
        </text:list-item>
        <text:list-item>
          <text:p text:style-name="P8"><text:span text:style-name="T2">Aplicação em Escala:</text:span> Para aplicar <text:span text:style-name="Source_20_Text">stopPropagation</text:span> a múltiplos elementos, o padrão moderno é usar <text:span text:style-name="Source_20_Text">querySelectorAll</text:span> para selecionar a coleção e, em seguida, usar métodos de iteração de array (como <text:span text:style-name="Source_20_Text">.forEach()</text:span>) para adicionar o <text:span text:style-name="T3">listener</text:span> a cada elemento de forma limpa e eficien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álico" style:font-family-generic="roman" style:font-pitch="variable"/>
    <style:font-face style:name="Liberation Serif2" svg:font-family="'Liberation Serif'" style:font-adornments="Itálico Negrito" style:font-family-generic="roman" style:font-pitch="variable"/>
    <style:font-face style:name="Liberation Serif3" svg:font-family="'Liberation Serif'" style:font-adornments="Negrito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fill-image draw:name="_32_0_20_Percent" draw:display-name="20 Percent" xlink:href="Pictures/10000000000000080000000889DAE7A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 fo:line-height="150%"/>
      <style:text-properties fo:text-transform="uppercase" style:font-name="Liberation Serif3" fo:font-family="'Liberation Serif'" style:font-style-name="Negrito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line-height="150%"/>
      <style:text-properties style:font-name="Liberation Serif3" fo:font-family="'Liberation Serif'" style:font-style-name="Negrito" style:font-family-generic="roman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line-height="150%"/>
      <style:text-properties style:font-name="Liberation Serif2" fo:font-family="'Liberation Serif'" style:font-style-name="Itálico Negrito" style:font-family-generic="roman" style:font-pitch="variable"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cm" fo:margin-bottom="0cm" style:contextual-spacing="false" fo:line-height="150%"/>
      <style:text-properties style:font-name="Liberation Serif1" fo:font-family="'Liberation Serif'" style:font-style-name="Itálico" style:font-family-generic="roman" style:font-pitch="variable"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cm" fo:margin-bottom="0cm" style:contextual-spacing="false" fo:line-height="150%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line-height="150%" fo:text-align="justify" style:justify-single-word="false" fo:padding="0.45cm" fo:border="0.06pt solid #000000" style:shadow="#808080 0.15cm 0.15cm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loext:graphic-properties draw:fill="bitmap" draw:fill-color="#000000" draw:fill-image-name="_32_0_20_Percent" style:repeat="repeat"/>
      <style:paragraph-properties fo:margin-top="0cm" fo:margin-bottom="0cm" style:contextual-spacing="false" fo:text-align="center" style:justify-single-word="false" fo:padding="0.45cm" fo:border="0.06pt solid #000000" style:shadow="#808080 0.176cm 0.176cm">
        <style:background-image xlink:href="Pictures/10000000000000080000000889DAE7A4.png" xlink:type="simple" xlink:actuate="onLoad"/>
      </style:paragraph-properties>
      <style:text-properties fo:font-variant="normal" fo:text-transform="none" style:font-name="Liberation Serif3" fo:font-family="'Liberation Serif'" style:font-style-name="Negrito" style:font-family-generic="roman" style:font-pitch="variable" fo:font-size="24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tyle="normal" fo:font-weight="bold"/>
    </style:style>
    <style:style style:name="Contents_20_3" style:display-name="Contents 3" style:family="paragraph" style:parent-style-name="Index" style:class="index">
      <style:paragraph-properties fo:margin-left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tyle="italic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Numbering_20_Symbols" loext:num-list-format="%2%.%3%.%4%.%5%.%6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Numbering_20_Symbols" loext:num-list-format="%3%.%4%.%5%.%6%.%7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Numbering_20_Symbols" loext:num-list-format="%4%.%5%.%6%.%7%.%8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Numbering_20_Symbols" loext:num-list-format="%5%.%6%.%7%.%8%.%9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text:style-name="Numbering_20_Symbols" loext:num-list-format="%6%.%7%.%8%.%9%.%10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2T11:20:06.595167952</meta:creation-date>
    <meta:print-date>2026-01-14T18:25:18.012763700</meta:print-date>
    <meta:printed-by>Arquivos PDF</meta:printed-by>
    <dc:date>2026-01-14T19:51:36.043810500</dc:date>
    <meta:editing-duration>PT2H19M45S</meta:editing-duration>
    <meta:editing-cycles>6</meta:editing-cycles>
    <meta:generator>LibreOffice/25.8.4.2$Windows_X86_64 LibreOffice_project/290daaa01b999472f0c7a3890eb6a550fd74c6df</meta:generator>
    <meta:document-statistic meta:table-count="0" meta:image-count="0" meta:object-count="0" meta:page-count="5" meta:paragraph-count="59" meta:word-count="1404" meta:character-count="9049" meta:non-whitespace-character-count="7673"/>
  </office:meta>
</office:document-meta>
</file>